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paragraph-properties fo:text-align="end" style:justify-single-word="false"/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5" style:family="paragraph" style:parent-style-name="Table_20_Contents">
      <style:text-properties officeooo:paragraph-rsid="0081d9f9"/>
    </style:style>
    <style:style style:name="P6" style:family="paragraph" style:parent-style-name="Table_20_Contents">
      <style:text-properties officeooo:paragraph-rsid="0083260a"/>
    </style:style>
    <style:style style:name="P7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8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9" style:family="paragraph" style:parent-style-name="Text_20_body">
      <style:text-properties officeooo:paragraph-rsid="00844c8f"/>
    </style:style>
    <style:style style:name="P10" style:family="paragraph" style:parent-style-name="Table_20_Subheading">
      <style:text-properties fo:text-transform="uppercase" style:text-position="-3% 100%" style:font-name="Ringside Regular" fo:font-size="10pt" fo:font-style="italic" fo:font-weight="250" officeooo:rsid="00bfc300" officeooo:paragraph-rsid="00bfc300" style:font-weight-asian="normal" style:font-weight-complex="normal"/>
    </style:style>
    <style:style style:name="P11" style:family="paragraph" style:parent-style-name="Table_20_End_20_Date">
      <style:text-properties officeooo:rsid="00c0da6c" officeooo:paragraph-rsid="00c0da6c"/>
    </style:style>
    <style:style style:name="P12" style:family="paragraph" style:parent-style-name="Table_20_End_20_Date">
      <style:text-properties officeooo:rsid="00c3c917" officeooo:paragraph-rsid="00c3c917"/>
    </style:style>
    <style:style style:name="P13" style:family="paragraph" style:parent-style-name="Heading_20_1">
      <style:paragraph-properties fo:margin-top="0.5in" fo:margin-bottom="0.3in" style:contextual-spacing="false"/>
      <style:text-properties officeooo:paragraph-rsid="00407ef3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font-name="Joanna Nova" officeooo:rsid="00844c8f"/>
    </style:style>
    <style:style style:name="T3" style:family="text">
      <style:text-properties style:font-name="Joanna Nova" officeooo:rsid="00981570"/>
    </style:style>
    <style:style style:name="T4" style:family="text">
      <style:text-properties style:font-name="Joanna Nova" officeooo:rsid="00a5f0c5"/>
    </style:style>
    <style:style style:name="T5" style:family="text">
      <style:text-properties style:font-name="Joanna Nova" officeooo:rsid="00c81025"/>
    </style:style>
    <style:style style:name="T6" style:family="text">
      <style:text-properties officeooo:rsid="009b1198"/>
    </style:style>
    <style:style style:name="T7" style:family="text">
      <style:text-properties style:font-name="Ringside Regular" fo:font-size="20.3999996185303pt" fo:font-weight="250" officeooo:rsid="009f48b8" style:font-name-asian="PingFang SC" style:font-size-asian="20.3999996185303pt" style:font-weight-asian="bold" style:font-name-complex="Arial Unicode MS" style:font-size-complex="20.3999996185303pt" style:font-weight-complex="bold"/>
    </style:style>
    <style:style style:name="T8" style:family="text">
      <style:text-properties fo:font-size="20.3999996185303pt" style:font-size-asian="20.3999996185303pt" style:font-size-complex="20.3999996185303pt"/>
    </style:style>
    <style:style style:name="T9" style:family="text">
      <style:text-properties fo:font-size="20.3999996185303pt" officeooo:rsid="003ed5ef" style:font-size-asian="20.3999996185303pt" style:font-size-complex="20.3999996185303pt"/>
    </style:style>
    <style:style style:name="T10" style:family="text">
      <style:text-properties officeooo:rsid="00a7ae10"/>
    </style:style>
    <style:style style:name="T11" style:family="text">
      <style:text-properties officeooo:rsid="00c03b93"/>
    </style:style>
    <style:style style:name="T12" style:family="text">
      <style:text-properties officeooo:rsid="00c8728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Eric Bréchemier<text:span text:style-name="T1"><text:line-break/></text:span><text:span text:style-name="T8">eric@</text:span><text:span text:style-name="T7">culture</text:span><text:span text:style-name="T8">.graphic</text:span><text:span text:style-name="T9">s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4020468128915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2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Art <text:span text:style-name="T5">A</text:span>mbassador for Art Explora <text:span text:style-name="T12">foundation </text:span>and the Louvre museum</text:p>
          </table:table-cell>
        </table:table-row>
        <table:table-row table:style-name="TableLine14020453772872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1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Tester of art history platform Art Explora Academy</text:p>
          </table:table-cell>
        </table:table-row>
        <table:table-row table:style-name="TableLine14020453733440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Certificate from Connie Malamed Master Class</text:p>
          </table:table-cell>
        </table:table-row>
        <table:table-row table:style-name="TableLine14020453781196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Digital Learning Manager Certificate from LearnAssembly</text:p>
          </table:table-cell>
        </table:table-row>
        <table:table-row table:style-name="TableLine140205386171040">
          <table:table-cell table:style-name="Table1.A1" office:value-type="string">
            <text:p text:style-name="Table_20_Start_20_Date">since 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40204732090944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<text:span text:style-name="T3">Discovering </text:span><text:span text:style-name="T4">&amp;</text:span><text:span text:style-name="T3"> Teaching Graphic Design</text:span> <text:span text:style-name="T6">Certificate </text:span>from CNAP<text:span text:style-name="T10"> on Fun</text:span></text:p>
          </table:table-cell>
        </table:table-row>
        <table:table-row table:style-name="TableLine140204598916160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Visual Communication Evening Class from EPSAA in Paris</text:p>
          </table:table-cell>
        </table:table-row>
        <table:table-row table:style-name="TableLine140204598908288">
          <table:table-cell table:style-name="GraphicDesignTable.A1" office:value-type="string">
            <text:p text:style-name="Table_20_Start_20_Date">since </text:p>
          </table:table-cell>
          <table:table-cell table:style-name="GraphicDesignTable.A1" office:value-type="string">
            <text:p text:style-name="Table_20_End_20_Date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Distance Learning for Professional Certificate from edaa</text:p>
          </table:table-cell>
        </table:table-row>
        <table:table-row table:style-name="TableLine140204598967440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pecialization from CalArts on Coursera</text:p>
          </table:table-cell>
        </table:table-row>
        <table:table-row table:style-name="TableLine140204582302288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7 Days Gallery Project with Artist Alève Mine</text:p>
          </table:table-cell>
        </table:table-row>
        <table:table-row table:style-name="TableLine140204583131808">
          <table:table-cell table:style-name="GraphicDesignTable.A1" office:value-type="string">
            <text:p text:style-name="Table_20_Start_20_Date">since 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40204582285872"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<text:span text:style-name="T11">, Technical Trainer &amp; Project Manager</text:span></text:p>
          </table:table-cell>
        </table:table-row>
        <table:table-row table:style-name="TableLine140204582761520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40204612834240">
                <table:table-cell table:style-name="SoftwareEngineer.A1" office:value-type="string">
                  <text:p text:style-name="Table_20_Subheading">e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 table:style-name="TableLine140204542510368">
                <table:table-cell table:style-name="SoftwareEngineer.A1" office:value-type="string">
                  <text:p text:style-name="P10">Print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 table:style-name="TableLine140204542306400">
                <table:table-cell table:style-name="SoftwareEngineer.A1" office:value-type="string">
                  <text:p text:style-name="Table_20_Subheading">p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 table:style-name="TableLine140204543017824">
                <table:table-cell table:style-name="SoftwareEngineer.A1" office:value-type="string">
                  <text:p text:style-name="Table_20_Subheading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 table:style-name="TableLine140204543176384">
                <table:table-cell table:style-name="SoftwareEngineer.A1" office:value-type="string">
                  <text:p text:style-name="Table_20_Subheading">t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 table:style-name="TableLine140204542875872">
                <table:table-cell table:style-name="SoftwareEngineer.A1" office:value-type="string">
                  <text:p text:style-name="Table_20_Subheading">video g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 table:style-name="TableLine140204582582304">
                <table:table-cell table:style-name="SoftwareEngineer.A1" office:value-type="string">
                  <text:p text:style-name="Table_20_Subheading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9"/>
          </table:table-cell>
        </table:table-row>
        <table:table-row table:style-name="TableLine140204582483424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Video Games <text:span text:style-name="T2">&amp;</text:span> Interactive Media Master Degree from CNAM-ENJMIN</text:p>
          </table:table-cell>
        </table:table-row>
        <table:table-row table:style-name="TableLine140204582657376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 Master Degree from ENSIIE</text:p>
          </table:table-cell>
        </table:table-row>
        <table:table-row table:style-name="TableLine140204583134192">
          <table:table-cell table:style-name="Table2.A1" office:value-type="string">
            <text:p text:style-name="Table_20_Start_20_Date">since </text:p>
          </table:table-cell>
          <table:table-cell table:style-name="Table2.A1" office:value-type="string">
            <text:p text:style-name="Table_20_End_20_Date">1998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Computer Science Self-Stud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" fo:font-family="'Ringside Regular'" style:font-style-name="Light" style:font-pitch="variable" fo:font-size="200%" fo:language="zxx" fo:country="none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1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text-transform="uppercase" style:text-position="-3% 100%" style:font-name="Ringside Regular" fo:font-family="'Ringside Regular'" style:font-style-name="Light" style:font-pitch="variable" fo:font-size="10pt" fo:font-style="italic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1-11-04T15:47:03.517604270</dc:date>
    <meta:editing-duration>PT5H18M3S</meta:editing-duration>
    <meta:editing-cycles>153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4" meta:word-count="158" meta:character-count="1114" meta:non-whitespace-character-count="1006"/>
  </office:meta>
</office:document-meta>
</file>